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772AF840F1A803BA.png" manifest:media-type="image/png"/>
  <manifest:file-entry manifest:full-path="Pictures/1000020100000135000001742B3E9C3F0F69E7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04cm, 1.003cm, 1.076cm, 0.95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44cm"/>
    </style:style>
    <style:style style:name="gr4" style:family="graphic" style:parent-style-name="standard">
      <style:graphic-properties draw:stroke="none" svg:stroke-color="#000000" draw:fill="none" draw:fill-color="#ffffff" fo:min-height="1.4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15cm" svg:height="3.148cm" svg:x="20.132cm" svg:y="1cm">
          <draw:image xlink:href="Pictures/1000020100000135000001742B3E9C3F0F69E75E.png" xlink:type="simple" xlink:show="embed" xlink:actuate="onLoad" loext:mime-type="image/png">
            <text:p/>
          </draw:image>
        </draw:frame>
        <draw:frame draw:style-name="gr2" draw:text-style-name="P1" draw:layer="layout" svg:width="3.068cm" svg:height="2.994cm" svg:x="7.804cm" svg:y="1cm">
          <draw:image xlink:href="Pictures/10000201000000C8000000C8772AF840F1A803BA.png" xlink:type="simple" xlink:show="embed" xlink:actuate="onLoad" loext:mime-type="image/png">
            <text:p/>
          </draw:image>
        </draw:frame>
        <draw:frame draw:style-name="gr3" draw:text-style-name="P2" draw:layer="layout" svg:width="3.136cm" svg:height="1.69cm" svg:x="8.137cm" svg:y="4.117cm">
          <draw:text-box>
            <text:p>Auction</text:p>
            <text:p>Manager</text:p>
          </draw:text-box>
        </draw:frame>
        <draw:frame draw:style-name="gr4" draw:text-style-name="P2" draw:layer="layout" svg:width="3.528cm" svg:height="1.69cm" svg:x="19.66cm" svg:y="4.312cm">
          <draw:text-box>
            <text:p>Auction</text:p>
            <text:p>Repository</text:p>
          </draw:text-box>
        </draw:frame>
        <draw:line draw:style-name="gr5" draw:text-style-name="P1" draw:layer="layout" svg:x1="9.338cm" svg:y1="5.831cm" svg:x2="9.338cm" svg:y2="20cm">
          <text:p/>
        </draw:line>
        <draw:line draw:style-name="gr5" draw:text-style-name="P1" draw:layer="layout" svg:x1="21.514cm" svg:y1="5.831cm" svg:x2="21.514cm" svg:y2="20cm">
          <text:p/>
        </draw:line>
        <draw:line draw:style-name="gr6" draw:text-style-name="P1" draw:layer="layout" svg:x1="9.579cm" svg:y1="7.633cm" svg:x2="21.314cm" svg:y2="8.736cm">
          <text:p/>
        </draw:line>
        <draw:frame draw:style-name="gr7" draw:text-style-name="P2" draw:layer="layout" svg:width="1.225cm" svg:height="0.962cm" svg:x="15.286cm" svg:y="7.202cm">
          <draw:text-box>
            <text:p>2</text:p>
          </draw:text-box>
        </draw:frame>
        <draw:line draw:style-name="gr6" draw:text-style-name="P1" draw:layer="layout" svg:x1="21.289cm" svg:y1="6.071cm" svg:x2="9.554cm" svg:y2="7.174cm">
          <text:p/>
        </draw:line>
        <draw:frame draw:style-name="gr8" draw:text-style-name="P2" draw:layer="layout" svg:width="1.421cm" svg:height="0.98cm" svg:x="15.36cm" svg:y="5.512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6T07:35:32.215295220</meta:creation-date>
    <dc:date>2019-01-26T07:49:29.604403753</dc:date>
    <meta:editing-duration>PT10M59S</meta:editing-duration>
    <meta:editing-cycles>3</meta:editing-cycles>
    <meta:generator>LibreOffice/6.1.4.2$Linux_X86_64 LibreOffice_project/edc26d7faf41e406360d34efe1e39fe03035f7b0</meta:generator>
    <meta:document-statistic meta:object-count="10"/>
  </office:meta>
</office:document-meta>
</file>